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1" svg:font-family="'Ubuntu Mono'" style:font-pitch="fixed"/>
    <style:font-face style:name="Liberation Sans1" svg:font-family="'Liberation Sans'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5c8526" draw:textarea-horizontal-align="justify" draw:textarea-vertical-align="middle" draw:auto-grow-height="false"/>
    </style:style>
    <style:style style:name="gr3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fo:min-height="1.7cm"/>
    </style:style>
    <style:style style:name="gr5" style:family="graphic" style:parent-style-name="standard">
      <style:graphic-properties draw:stroke="none" svg:stroke-color="#000000" draw:fill="solid" draw:fill-color="#c0c0c0" draw:opacity="80%" fo:min-height="1.3cm" draw:shadow-opacity="80%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T1" style:family="text">
      <style:text-properties style:font-name="Ubuntu Mono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4.4cm" svg:height="6.9cm" svg:x="3.1cm" svg:y="0.6cm">
          <text:p text:style-name="P1"><text:span text:style-name="T1">Class “Measurement” (means a measurements is</text:span></text:p>
          <text:p text:style-name="P1"><text:span text:style-name="T1">something that:)</text:span></text:p>
          <text:p text:style-name="P1"><text:span text:style-name="T1"/></text:p>
          <text:p text:style-name="P1"><text:span text:style-name="T1"><text:s text:c="4"/></text:span><text:span text:style-name="T1">Has data fields:</text:span></text:p>
          <text:p text:style-name="P1"><text:span text:style-name="T1"><text:s text:c="8"/></text:span><text:span text:style-name="T1">Name</text:span></text:p>
          <text:p text:style-name="P1"><text:span text:style-name="T1"><text:s text:c="8"/></text:span><text:span text:style-name="T1">Points</text:span></text:p>
          <text:p text:style-name="P1"><text:span text:style-name="T1"/></text:p>
          <text:p text:style-name="P1"><text:span text:style-name="T1"><text:s text:c="4"/></text:span><text:span text:style-name="T1">Has functions:</text:span></text:p>
          <text:p text:style-name="P1"><text:span text:style-name="T1"><text:s text:c="8"/></text:span><text:span text:style-name="T1">Change name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1cm" svg:height="6.2cm" svg:x="9.2cm" svg:y="12.9cm">
          <text:p text:style-name="P1">Instance (means):</text:p>
          <text:p text:style-name="P1">This is an actual</text:p>
          <text:p text:style-name="P1">measurement with</text:p>
          <text:p text:style-name="P1"><text:s text:c="3"/>Points = [1, 2, 3]</text:p>
          <text:p text:style-name="P1"><text:s text:c="3"/>Name = “measurement 2”</text:p>
          <text:p text:style-name="P1">that knows how to change</text:p>
          <text:p text:style-name="P1">its own nam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1cm" svg:height="6.2cm" svg:x="0.6cm" svg:y="12.9cm">
          <text:p text:style-name="P1">Instance (means):</text:p>
          <text:p text:style-name="P1">This is an actual</text:p>
          <text:p text:style-name="P1">measurement with</text:p>
          <text:p text:style-name="P1"><text:s text:c="3"/>Points = [4, 5, 6]</text:p>
          <text:p text:style-name="P1"><text:s text:c="3"/>Name = “measurement 1”</text:p>
          <text:p text:style-name="P1">that knows how to change</text:p>
          <text:p text:style-name="P1">its own name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0.3cm" svg:y1="7.4cm" svg:x2="12.9cm" svg:y2="12.8cm">
          <text:p/>
        </draw:line>
        <draw:line draw:style-name="gr3" draw:text-style-name="P2" draw:layer="layout" svg:x1="10.325cm" svg:y1="7.425cm" svg:x2="4.2cm" svg:y2="12.9cm">
          <text:p/>
        </draw:line>
        <draw:line draw:style-name="gr3" draw:text-style-name="P2" draw:layer="layout" svg:x1="10.351cm" svg:y1="7.451cm" svg:x2="20.8cm" svg:y2="13.1cm">
          <text:p/>
        </draw:line>
        <draw:frame draw:style-name="gr4" draw:layer="layout" svg:width="6cm" svg:height="2.384cm" svg:x="18.3cm" svg:y="13.616cm">
          <draw:text-box>
            <text:p>…</text:p>
            <text:p>As many instances as you like</text:p>
          </draw:text-box>
        </draw:frame>
        <draw:frame draw:style-name="gr5" draw:layer="layout" svg:width="10.7cm" svg:height="2.384cm" svg:x="12.4cm" svg:y="8.6cm">
          <draw:text-box>
            <text:p>Instantiation; now give me a </text:p>
            <text:p>copy (object) that I can populate</text:p>
            <text:p>with data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 Mono1" svg:font-family="'Ubuntu Mono'" style:font-pitch="fixed"/>
    <style:font-face style:name="Liberation Sans1" svg:font-family="'Liberation Sans'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uden_20_fyld_20_og_20_uden_20_linjer" style:display-name="Objekt uden fyld og uden linjer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enneth Nielsen</meta:initial-creator>
    <meta:creation-date>2014-08-28T09:05:57.799082344</meta:creation-date>
    <dc:date>2014-08-28T09:33:48.413703326</dc:date>
    <dc:creator>Kenneth Nielsen</dc:creator>
    <meta:editing-duration>PT6M8S</meta:editing-duration>
    <meta:editing-cycles>2</meta:editing-cycles>
    <meta:generator>LibreOffice/4.2.4.2$Linux_X86_64 LibreOffice_project/420m0$Build-2</meta:generator>
    <meta:document-statistic meta:object-count="8"/>
  </office:meta>
</office:document-meta>
</file>